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 style:list-style-name="L1">
      <style:paragraph-properties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Text_20_body" style:list-style-name="L2"/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11" style:family="paragraph" style:parent-style-name="Preformatted_20_Text" style:list-style-name="L2">
      <style:paragraph-properties style:writing-mode="lr-tb"/>
    </style:style>
    <style:style style:name="P12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Preformatted_20_Text" style:list-style-name="L3"/>
    <style:style style:name="P16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7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8" style:family="paragraph" style:parent-style-name="Preformatted_20_Text">
      <style:paragraph-properties style:writing-mode="lr-tb"/>
    </style:style>
    <style:style style:name="P19" style:family="paragraph" style:parent-style-name="Preformatted_20_Text">
      <style:paragraph-properties fo:margin-top="0in" fo:margin-bottom="0.1965in" style:contextual-spacing="false" style:writing-mode="lr-tb"/>
    </style:style>
    <style:style style:name="P20" style:family="paragraph" style:parent-style-name="Text_20_body" style:list-style-name="L4"/>
    <style:style style:name="P21" style:family="paragraph" style:parent-style-name="Preformatted_20_Text" style:list-style-name="L4"/>
    <style:style style:name="P22" style:family="paragraph" style:parent-style-name="Preformatted_20_Text" style:list-style-name="L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3" style:family="paragraph" style:parent-style-name="Text_20_body" style:list-style-name="L5">
      <style:paragraph-properties fo:margin-top="0in" fo:margin-bottom="0in" style:contextual-spacing="false"/>
    </style:style>
    <style:style style:name="P24" style:family="paragraph" style:parent-style-name="Text_20_body" style:list-style-name="L5"/>
    <style:style style:name="P25" style:family="paragraph" style:parent-style-name="Standard">
      <style:paragraph-properties fo:margin-top="0in" fo:margin-bottom="0.1965in" style:contextual-spacing="false" fo:text-align="center" style:justify-single-word="false"/>
      <style:text-properties fo:font-size="15pt" officeooo:paragraph-rsid="001b7287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Entire Package Directory Structure</text:span></text:h>
      <text:list text:style-name="L1">
        <text:list-item>
          <text:p text:style-name="P1"><text:span text:style-name="Strong_20_Emphasis">Set up the package directory:</text:span></text:p>
          <text:p text:style-name="P2">bash</text:p>
          <text:p text:style-name="P2">Copy code</text:p>
          <text:p text:style-name="P3"><text:span text:style-name="Source_20_Text">mkdir -p ~/my-hello-package/DEBIAN</text:span></text:p>
          <text:p text:style-name="P4"><text:span text:style-name="Source_20_Text">mkdir -p ~/my-hello-package/usr/local/bin</text:span></text:p>
        </text:list-item>
        <text:list-item>
          <text:p text:style-name="P1"><text:span text:style-name="Strong_20_Emphasis">Add the </text:span><text:span text:style-name="Strong_20_Emphasis"><text:span text:style-name="Source_20_Text">control</text:span></text:span><text:span text:style-name="Strong_20_Emphasis"> file:</text:span></text:p>
          <text:p text:style-name="P2">bash</text:p>
          <text:p text:style-name="P2">Copy code</text:p>
          <text:p text:style-name="P5"><text:span text:style-name="Source_20_Text">nano ~/my-hello-package/DEBIAN/control</text:span></text:p>
          <text:p text:style-name="P1">Paste the following:</text:p>
          <text:p text:style-name="P2">plaintext</text:p>
          <text:p text:style-name="P2">Copy code</text:p>
          <text:p text:style-name="P3"><text:span text:style-name="Source_20_Text">Package: hello-world</text:span></text:p>
          <text:p text:style-name="P6"><text:span text:style-name="Source_20_Text">Version: 1.0</text:span></text:p>
          <text:p text:style-name="P6"><text:span text:style-name="Source_20_Text">Architecture: all</text:span></text:p>
          <text:p text:style-name="P6"><text:span text:style-name="Source_20_Text">Maintainer: Your Name &lt;your.email@example.com&gt;</text:span></text:p>
          <text:p text:style-name="P4"><text:span text:style-name="Source_20_Text">Description: A simple Hello World package for testing on WSL</text:span></text:p>
        </text:list-item>
        <text:list-item>
          <text:p text:style-name="P1"><text:span text:style-name="Strong_20_Emphasis">Create the script:</text:span></text:p>
          <text:p text:style-name="P2">bash</text:p>
          <text:p text:style-name="P2">Copy code</text:p>
          <text:p text:style-name="P3"><text:span text:style-name="Source_20_Text">echo -e '#!/bin/bash\necho "Hello, WSL!"' &gt; ~/my-hello-package/usr/local/bin/hello-world</text:span></text:p>
          <text:p text:style-name="P4"><text:span text:style-name="Source_20_Text">chmod +x ~/my-hello-package/usr/local/bin/hello-world</text:span></text:p>
        </text:list-item>
      </text:list>
      <text:h text:style-name="Heading_20_4" text:outline-level="4"><text:span text:style-name="Strong_20_Emphasis">Step 3: Build the </text:span><text:span text:style-name="Strong_20_Emphasis"><text:span text:style-name="Source_20_Text">.deb</text:span></text:span><text:span text:style-name="Strong_20_Emphasis"> Package</text:span></text:h>
      <text:p text:style-name="Text_20_body">Run:</text:p>
      <text:p text:style-name="Preformatted_20_Text">bash</text:p>
      <text:p text:style-name="Preformatted_20_Text">Copy code</text:p>
      <text:p text:style-name="P7"><text:span text:style-name="Source_20_Text">dpkg-deb --build ~/my-hello-package</text:span></text:p>
      <text:p text:style-name="Text_20_body">You should now see <text:span text:style-name="Source_20_Text">my-hello-package.deb</text:span> in your home directory.</text:p>
      <text:h text:style-name="Heading_20_4" text:outline-level="4"><text:span text:style-name="Strong_20_Emphasis">Step 4: Test Installation</text:span></text:h>
      <text:p text:style-name="Text_20_body">Install the package:</text:p>
      <text:p text:style-name="Preformatted_20_Text">bash</text:p>
      <text:p text:style-name="Preformatted_20_Text">Copy code</text:p>
      <text:p text:style-name="P7"><text:span text:style-name="Source_20_Text">sudo dpkg -i ~/my-hello-package.deb</text:span></text:p>
      <text:p text:style-name="Text_20_body">Run the installed script:</text:p>
      <text:p text:style-name="Preformatted_20_Text">bash</text:p>
      <text:p text:style-name="Preformatted_20_Text">Copy code</text:p>
      <text:p text:style-name="P7"><text:span text:style-name="Source_20_Text">hello-world</text:span></text:p>
      <text:p text:style-name="Horizontal_20_Line"><text:soft-page-break/></text:p>
      <text:h text:style-name="Heading_20_3" text:outline-level="3"><text:span text:style-name="Strong_20_Emphasis">If This Fails</text:span></text:h>
      <text:p text:style-name="Text_20_body">If this doesn’t work, I’ll step away entirely and admit fault. However, if this simple process works, then you’ll be confident in continuing.</text:p>
      <text:p text:style-name="Text_20_body">Let me know!</text:p>
      <text:h text:style-name="Heading_20_5" text:outline-level="5">You said:</text:h>
      <text:p text:style-name="Text_20_body">step 2 - i tend to mess up saving on nano if the file isn't created already - so i've added content - tell me how to save and exit</text:p>
      <text:h text:style-name="Heading_20_6" text:outline-level="6">ChatGPT said:</text:h>
      <text:p text:style-name="Text_20_body"><draw:frame draw:style-name="fr1" draw:name="Image2" text:anchor-type="as-char" svg:width="0.8335in" svg:height="0.8335in" draw:z-index="0"><draw:image xlink:href="https://chatgpt.com/backend-api/content?id=file-Wn71NeTuQUIT0xZjzdzqq9jM&amp;gizmo_id=g-WM6robjy5&amp;ts=481522&amp;p=gpp&amp;sig=6513f8b5b30c12bb783b070765e35e168bc2cde29f9809416835eaa191bab5bb&amp;v=0" xlink:type="simple" xlink:show="embed" xlink:actuate="onLoad"/><svg:title>GPT</svg:title></draw:frame></text:p>
      <text:p text:style-name="Text_20_body">Got it! Saving and exiting in <text:span text:style-name="Source_20_Text">nano</text:span> can be tricky if you’re not familiar with it. Here's exactly how to save and exit after adding content:</text:p>
      <text:p text:style-name="Horizontal_20_Line"/>
      <text:h text:style-name="Heading_20_3" text:outline-level="3"><text:span text:style-name="Strong_20_Emphasis">How to Save and Exit in Nano</text:span></text:h>
      <text:list text:style-name="L2">
        <text:list-item>
          <text:p text:style-name="P8">After adding your content (e.g., the <text:span text:style-name="Source_20_Text">control</text:span> file content):</text:p>
          <text:p text:style-name="P9">plaintext</text:p>
          <text:p text:style-name="P9">Copy code</text:p>
          <text:p text:style-name="P10"><text:span text:style-name="Source_20_Text">Package: hello-world</text:span></text:p>
          <text:p text:style-name="P11"><text:span text:style-name="Source_20_Text">Version: 1.0</text:span></text:p>
          <text:p text:style-name="P11"><text:span text:style-name="Source_20_Text">Architecture: all</text:span></text:p>
          <text:p text:style-name="P11"><text:span text:style-name="Source_20_Text">Maintainer: Your Name &lt;your.email@example.com&gt;</text:span></text:p>
          <text:p text:style-name="P12"><text:span text:style-name="Source_20_Text">Description: A simple Hello World package for testing on WSL.</text:span></text:p>
        </text:list-item>
        <text:list-item>
          <text:p text:style-name="P8">Press <text:span text:style-name="Source_20_Text">CTRL + O</text:span> (to <text:span text:style-name="Strong_20_Emphasis">write</text:span> the file to disk).</text:p>
          <text:list>
            <text:list-item>
              <text:p text:style-name="P13">Nano will display the file name at the bottom (it should say <text:span text:style-name="Source_20_Text">~/my-hello-package/DEBIAN/control</text:span> if you’re editing the right file).</text:p>
            </text:list-item>
            <text:list-item>
              <text:p text:style-name="P13">Press <text:span text:style-name="Strong_20_Emphasis">Enter</text:span> to confirm.</text:p>
            </text:list-item>
          </text:list>
        </text:list-item>
        <text:list-item>
          <text:p text:style-name="P8">Press <text:span text:style-name="Source_20_Text">CTRL + X</text:span> (to <text:span text:style-name="Strong_20_Emphasis">exit</text:span> nano).</text:p>
        </text:list-item>
      </text:list>
      <text:p text:style-name="Horizontal_20_Line"/>
      <text:h text:style-name="Heading_20_3" text:outline-level="3"><text:span text:style-name="Strong_20_Emphasis">Verification</text:span></text:h>
      <text:p text:style-name="Text_20_body">To ensure the file was saved correctly, you can use:</text:p>
      <text:p text:style-name="Preformatted_20_Text">bash</text:p>
      <text:p text:style-name="Preformatted_20_Text">Copy code</text:p>
      <text:p text:style-name="P7"><text:span text:style-name="Source_20_Text">cat ~/my-hello-package/DEBIAN/control</text:span></text:p>
      <text:p text:style-name="Text_20_body"><text:soft-page-break/>This will display the content of the <text:span text:style-name="Source_20_Text">control</text:span> file. If it looks correct, you’re ready to proceed to the next step! 😊</text:p>
      <text:p text:style-name="Text_20_body">Now that your <text:span text:style-name="Source_20_Text">control</text:span> file is in place, the next step is to create the script, verify the directory structure, and build the package.</text:p>
      <text:p text:style-name="Horizontal_20_Line"/>
      <text:h text:style-name="Heading_20_3" text:outline-level="3"><text:span text:style-name="Strong_20_Emphasis">Step 1: Create the "Hello World" Script</text:span></text:h>
      <text:p text:style-name="Text_20_body">Run these commands to create the executable script that your package will install:</text:p>
      <text:list text:style-name="L3">
        <text:list-item>
          <text:p text:style-name="P14">Create the script in the correct directory:</text:p>
          <text:p text:style-name="P15">bash</text:p>
          <text:p text:style-name="P15">Copy code</text:p>
          <text:p text:style-name="P16"><text:span text:style-name="Source_20_Text">echo -e '#!/bin/bash\necho "Hello, WSL!"' &gt; ~/my-hello-package/usr/local/bin/hello-world</text:span></text:p>
        </text:list-item>
        <text:list-item>
          <text:p text:style-name="P14">Make the script executable:</text:p>
          <text:p text:style-name="P15">bash</text:p>
          <text:p text:style-name="P15">Copy code</text:p>
          <text:p text:style-name="P16"><text:span text:style-name="Source_20_Text">chmod +x ~/my-hello-package/usr/local/bin/hello-world</text:span></text:p>
        </text:list-item>
      </text:list>
      <text:p text:style-name="Horizontal_20_Line"/>
      <text:h text:style-name="Heading_20_3" text:outline-level="3"><text:span text:style-name="Strong_20_Emphasis">Step 2: Verify the Directory Structure</text:span></text:h>
      <text:p text:style-name="Text_20_body">Ensure the structure of <text:span text:style-name="Source_20_Text">my-hello-package</text:span> looks correct:</text:p>
      <text:p text:style-name="Preformatted_20_Text">bash</text:p>
      <text:p text:style-name="Preformatted_20_Text">Copy code</text:p>
      <text:p text:style-name="P7"><text:span text:style-name="Source_20_Text">tree ~/my-hello-package</text:span></text:p>
      <text:p text:style-name="Text_20_body">Expected output:</text:p>
      <text:p text:style-name="Preformatted_20_Text">plaintext</text:p>
      <text:p text:style-name="Preformatted_20_Text">Copy code</text:p>
      <text:p text:style-name="P17"><text:span text:style-name="Source_20_Text">~/my-hello-package</text:span></text:p>
      <text:p text:style-name="P18"><text:span text:style-name="Source_20_Text">├── DEBIAN</text:span></text:p>
      <text:p text:style-name="P18"><text:span text:style-name="Source_20_Text">│ <text:s text:c="2"/>└── control</text:span></text:p>
      <text:p text:style-name="P18"><text:span text:style-name="Source_20_Text">└── usr</text:span></text:p>
      <text:p text:style-name="P18"><text:span text:style-name="Source_20_Text"><text:s text:c="4"/>└── local</text:span></text:p>
      <text:p text:style-name="P18"><text:span text:style-name="Source_20_Text"><text:s text:c="8"/>└── bin</text:span></text:p>
      <text:p text:style-name="P19"><text:span text:style-name="Source_20_Text"><text:s text:c="12"/>└── hello-world</text:span></text:p>
      <text:p text:style-name="Text_20_body">If this looks good, proceed!</text:p>
      <text:p text:style-name="Horizontal_20_Line"/>
      <text:h text:style-name="Heading_20_3" text:outline-level="3"><text:span text:style-name="Strong_20_Emphasis">Step 3: Build the </text:span><text:span text:style-name="Strong_20_Emphasis"><text:span text:style-name="Source_20_Text">.deb</text:span></text:span><text:span text:style-name="Strong_20_Emphasis"> Package</text:span></text:h>
      <text:p text:style-name="Text_20_body">Build the package using <text:span text:style-name="Source_20_Text">dpkg-deb</text:span>:</text:p>
      <text:p text:style-name="Preformatted_20_Text">bash</text:p>
      <text:p text:style-name="Preformatted_20_Text"><text:soft-page-break/>Copy code</text:p>
      <text:p text:style-name="P7"><text:span text:style-name="Source_20_Text">dpkg-deb --build ~/my-hello-package</text:span></text:p>
      <text:p text:style-name="Text_20_body">You should see:</text:p>
      <text:p text:style-name="Preformatted_20_Text">plaintext</text:p>
      <text:p text:style-name="Preformatted_20_Text">Copy code</text:p>
      <text:p text:style-name="P7"><text:span text:style-name="Source_20_Text">dpkg-deb: building package 'hello-world' in './my-hello-package.deb'.</text:span></text:p>
      <text:p text:style-name="Text_20_body">The <text:span text:style-name="Source_20_Text">.deb</text:span> file (<text:span text:style-name="Source_20_Text">my-hello-package.deb</text:span>) will now be created in your home directory.</text:p>
      <text:p text:style-name="Horizontal_20_Line"/>
      <text:h text:style-name="Heading_20_3" text:outline-level="3"><text:span text:style-name="Strong_20_Emphasis">Step 4: Install and Test the Package</text:span></text:h>
      <text:list text:style-name="L4">
        <text:list-item>
          <text:p text:style-name="P20">Install the <text:span text:style-name="Source_20_Text">.deb</text:span> package:</text:p>
          <text:p text:style-name="P21">bash</text:p>
          <text:p text:style-name="P21">Copy code</text:p>
          <text:p text:style-name="P22"><text:span text:style-name="Source_20_Text">sudo dpkg -i ~/my-hello-package.deb</text:span></text:p>
        </text:list-item>
        <text:list-item>
          <text:p text:style-name="P20">Test the installation by running the installed script:</text:p>
          <text:p text:style-name="P21">bash</text:p>
          <text:p text:style-name="P21">Copy code</text:p>
          <text:p text:style-name="P22"><text:span text:style-name="Source_20_Text">hello-world</text:span></text:p>
        </text:list-item>
      </text:list>
      <text:p text:style-name="Text_20_body">Expected output:</text:p>
      <text:p text:style-name="Preformatted_20_Text">plaintext</text:p>
      <text:p text:style-name="Preformatted_20_Text">Copy code</text:p>
      <text:p text:style-name="P7"><text:span text:style-name="Source_20_Text">Hello, WSL!</text:span></text:p>
      <text:p text:style-name="Horizontal_20_Line"/>
      <text:h text:style-name="Heading_20_3" text:outline-level="3"><text:span text:style-name="Strong_20_Emphasis">If Anything Goes Wrong</text:span></text:h>
      <text:list text:style-name="L5">
        <text:list-item>
          <text:p text:style-name="P23">Share any error messages, and we’ll troubleshoot them together.</text:p>
        </text:list-item>
        <text:list-item>
          <text:p text:style-name="P24">If this works, congratulations—you’ve successfully built and installed a <text:span text:style-name="Source_20_Text">.deb</text:span> package! 🎉</text:p>
        </text:list-item>
      </text:list>
      <text:p text:style-name="Text_20_body">Let me know how it goes. 😊</text:p>
      <text:h text:style-name="Heading_20_5" text:outline-level="5">You said:</text:h>
      <text:p text:style-name="Text_20_body">it works!</text:p>
      <text:h text:style-name="Heading_20_6" text:outline-level="6">ChatGPT said:</text:h>
      <text:p text:style-name="Text_20_body"><draw:frame draw:style-name="fr1" draw:name="Image4" text:anchor-type="as-char" svg:width="0.8335in" svg:height="0.8335in" draw:z-index="1"><draw:image xlink:href="https://chatgpt.com/backend-api/content?id=file-Wn71NeTuQUIT0xZjzdzqq9jM&amp;gizmo_id=g-WM6robjy5&amp;ts=481522&amp;p=gpp&amp;sig=6513f8b5b30c12bb783b070765e35e168bc2cde29f9809416835eaa191bab5bb&amp;v=0" xlink:type="simple" xlink:show="embed" xlink:actuate="onLoad"/><svg:title>GPT</svg:title></draw:frame></text:p>
      <text:p text:style-name="Text_20_body"><text:soft-page-break/>Fantastic! 🎉🎉 You’ve successfully built and installed your <text:span text:style-name="Source_20_Text">.deb</text:span> package—well done! This is a significant milestone, and now you have a solid foundation for creating and managing <text:span text:style-name="Source_20_Text">.deb</text:span> packages in Linux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5:34:03.242000000</meta:creation-date>
    <dc:date>2024-12-07T07:23:04.898000000</dc:date>
    <meta:editing-duration>PT2H13M57S</meta:editing-duration>
    <meta:editing-cycles>2</meta:editing-cycles>
    <meta:generator>LibreOffice/24.8.3.2$Windows_X86_64 LibreOffice_project/48a6bac9e7e268aeb4c3483fcf825c94556d9f92</meta:generator>
    <meta:document-statistic meta:table-count="0" meta:image-count="2" meta:object-count="0" meta:page-count="5" meta:paragraph-count="124" meta:word-count="597" meta:character-count="3813" meta:non-whitespace-character-count="3330"/>
  </office:meta>
</office:document-meta>
</file>